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 neue" svg:font-family="helvetica neue" style:font-family-generic="system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rongEmphasis" style:family="text">
      <style:text-properties style:font-name="helvetica neue" fo:color="#999999" fo:font-size="10.5pt" style:font-size-asian="10.5pt" fo:language="es" fo:country="ES"/>
    </style:style>
    <style:style style:name="P3" style:parent-style-name="Textbody" style:family="paragraph">
      <style:paragraph-properties fo:margin-bottom="0.3125in" style:line-height-at-least="0.2083in" fo:margin-left="0.1041in">
        <style:tab-stops/>
      </style:paragraph-properties>
      <style:text-properties style:font-name="helvetica neue" fo:color="#999999" fo:font-size="10.5pt" style:font-size-asian="10.5pt" fo:language="es" fo:country="ES"/>
    </style:style>
    <style:style style:name="P4" style:parent-style-name="Textbody" style:family="paragraph">
      <style:paragraph-properties fo:margin-bottom="0.3125in" style:line-height-at-least="0.2083in" fo:margin-left="0.1041in">
        <style:tab-stops/>
      </style:paragraph-properties>
      <style:text-properties style:font-name="helvetica neue" fo:font-weight="bold" style:font-weight-asian="bold" fo:color="#FF0000" fo:font-size="10.5pt" style:font-size-asian="10.5pt" fo:language="es" fo:country="ES"/>
    </style:style>
    <style:style style:name="P5" style:parent-style-name="Textbody" style:family="paragraph">
      <style:paragraph-properties fo:margin-bottom="0.3125in" style:line-height-at-least="0.2083in" fo:margin-left="0.1041in">
        <style:tab-stops/>
      </style:paragraph-properties>
    </style:style>
    <style:style style:name="T6" style:parent-style-name="Fuentedepárrafopredeter." style:family="text">
      <style:text-properties style:font-name="helvetica neue" fo:font-weight="bold" style:font-weight-asian="bold" fo:color="#FF0000" fo:font-size="10.5pt" style:font-size-asian="10.5pt" fo:language="es" fo:country="ES"/>
    </style:style>
    <style:style style:name="P7" style:parent-style-name="Textbody" style:family="paragraph">
      <style:paragraph-properties fo:margin-bottom="0.3125in" style:line-height-at-least="0.2083in" fo:margin-left="0.1041in">
        <style:tab-stops/>
      </style:paragraph-properties>
      <style:text-properties style:font-name="helvetica neue" fo:color="#999999" fo:font-size="10.5pt" style:font-size-asian="10.5pt" fo:language="es" fo:country="ES"/>
    </style:style>
    <style:style style:name="P8" style:parent-style-name="Textbody" style:family="paragraph">
      <style:paragraph-properties fo:margin-bottom="0.3125in" style:line-height-at-least="0.2083in" fo:margin-left="0.1041in">
        <style:tab-stops/>
      </style:paragraph-properties>
      <style:text-properties style:font-name="helvetica neue" fo:color="#999999" fo:font-size="10.5pt" style:font-size-asian="10.5pt" fo:language="es" fo:country="ES"/>
    </style:style>
    <style:style style:name="P9" style:parent-style-name="Textbody" style:family="paragraph">
      <style:paragraph-properties fo:margin-bottom="0.3125in" style:line-height-at-least="0.2083in"/>
      <style:text-properties style:font-name="helvetica neue" fo:color="#999999" fo:font-size="10.5pt" style:font-size-asian="10.5pt" fo:language="es" fo:country="ES"/>
    </style:style>
    <style:style style:name="P10" style:parent-style-name="Textbody" style:family="paragraph">
      <style:paragraph-properties fo:margin-bottom="0.3125in" style:line-height-at-least="0.2083in" fo:margin-left="0.1041in">
        <style:tab-stops/>
      </style:paragraph-properties>
      <style:text-properties style:font-name="helvetica neue" fo:color="#999999" fo:font-size="10.5pt" style:font-size-asian="10.5pt" fo:language="es" fo:country="ES"/>
    </style:style>
    <style:style style:name="P11" style:parent-style-name="Textbody" style:family="paragraph">
      <style:paragraph-properties fo:margin-bottom="0.3125in" style:line-height-at-least="0.2083in" fo:margin-left="0.1041in">
        <style:tab-stops/>
      </style:paragraph-properties>
      <style:text-properties style:font-name="helvetica neue" fo:color="#999999" fo:font-size="10.5pt" style:font-size-asian="10.5pt" fo:language="es" fo:country="ES"/>
    </style:style>
    <style:style style:name="P12" style:parent-style-name="Textbody" style:list-style-name="LFO1" style:family="paragraph">
      <style:paragraph-properties fo:margin-bottom="0.052in"/>
      <style:text-properties style:font-name="inherit" fo:color="#999999" fo:font-size="10.5pt" style:font-size-asian="10.5pt" fo:language="es" fo:country="ES"/>
    </style:style>
    <style:style style:name="P13" style:parent-style-name="Textbody" style:list-style-name="LFO1" style:family="paragraph">
      <style:paragraph-properties fo:margin-bottom="0.052in"/>
    </style:style>
    <style:style style:name="T14" style:parent-style-name="Fuentedepárrafopredeter." style:family="text">
      <style:text-properties style:font-name="inherit" fo:color="#999999" fo:font-size="10.5pt" style:font-size-asian="10.5pt" fo:language="es" fo:country="ES"/>
    </style:style>
    <style:style style:name="T15" style:parent-style-name="Fuentedepárrafopredeter." style:family="text">
      <style:text-properties style:font-name="inherit" fo:color="#999999" fo:font-size="10.5pt" style:font-size-asian="10.5pt" fo:language="es" fo:country="ES"/>
    </style:style>
  </office:automatic-styles>
  <office:body>
    <office:text text:use-soft-page-breaks="true">
      <text:p text:style-name="P1"><text:span text:style-name="T2">Ejercicio 1.</text:span></text:p>
      <text:p text:style-name="P3">Crea una clase colegio que almacene la nacionalidad de los alumnos de un colegio. La clase tendrá los siguientes métodos.</text:p>
      <text:p text:style-name="P4">Usar<text:s/>TreeMap(comparable) o HashMap<text:s/>(no tiene orden)<text:s/>-&gt; para &lt;(String)nacionalidad, (Integer)numAlumnos&gt;</text:p>
      <text:p text:style-name="P5"><text:span text:style-name="T6">LinkedMap es por orden de entrada</text:span></text:p>
      <text:p text:style-name="P7">addAlumno(String nacionalidad)<text:line-break/>añade la nacionalidad de un nuevo alumno</text:p>
      <text:p text:style-name="P8">showAll()<text:line-break/>Muestra las<text:s/>distintas nacionalidades y el número de alumnos que existen por nacionalidad.</text:p>
      <text:p text:style-name="P9">showNacionalidad(String nacionalidad)<text:line-break/>Muestra la nacionalidad y el número de alumnos de esa nacionalidad</text:p>
      <text:p text:style-name="P10">cuantos()<text:line-break/>Muestra cuántas nacionalidades diferentes existen en el colegio.</text:p>
      <text:p text:style-name="P11">borra()<text:line-break/>Elimina los datos insertados.</text:p>
      <text:list text:style-name="LFO1" text:continue-numbering="true">
        <text:list-item>
          <text:p text:style-name="P12">Crea también una clase para testear la clase anterior.</text:p>
        </text:list-item>
        <text:list-item>
          <text:p text:style-name="P13"><text:span text:style-name="T14">Crea también una clase exceptionVacio del tipo Exception que será lanzada en el caso que se llame al método addAlumno(String nacionalidad) con un parámetro nacio</text:span><text:span text:style-name="T15">nalidad vací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 neue" svg:font-family="helvetica neue" style:font-family-generic="system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5-16T12:38:00Z</meta:creation-date>
    <dc:date>2019-05-16T10:52:00Z</dc:date>
    <meta:template xlink:href="Normal" xlink:type="simple"/>
    <meta:editing-cycles>5</meta:editing-cycles>
    <meta:editing-duration>PT540S</meta:editing-duration>
    <meta:document-statistic meta:page-count="1" meta:paragraph-count="1" meta:word-count="137" meta:character-count="893" meta:row-count="6" meta:non-whitespace-character-count="757"/>
  </office:meta>
</office:document-meta>
</file>